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4d3a" officeooo:paragraph-rsid="00094d3a"/>
    </style:style>
    <style:style style:name="P2" style:family="paragraph" style:parent-style-name="Standard" style:list-style-name="L1">
      <style:text-properties officeooo:rsid="00094d3a" officeooo:paragraph-rsid="00094d3a"/>
    </style:style>
    <style:style style:name="P3" style:family="paragraph" style:parent-style-name="Standard" style:list-style-name="L1">
      <style:text-properties officeooo:rsid="00095feb" officeooo:paragraph-rsid="00095f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ercizi stringhe</text:p>
      <text:p text:style-name="P1"/>
      <text:list xml:id="list3465887516" text:style-name="L1">
        <text:list-item>
          <text:p text:style-name="P2">Scrivere un programma che acquisisca il nome dell’utente da tastiera e ne visualizzi ogni lettera su una riga differente</text:p>
        </text:list-item>
        <text:list-item>
          <text:p text:style-name="P2">Scrivere un programma che acquisisca il nome dell’utente da tastiera e visualizzi le lettere in ordine inverso</text:p>
        </text:list-item>
        <text:list-item>
          <text:p text:style-name="P2">Scrivere un programma che contenga una funzione che abbia come parametro una stringa inserita dall’utente e ne sostituisca tutte le occorrenze della lettera “i” con “o”</text:p>
        </text:list-item>
        <text:list-item>
          <text:p text:style-name="P2">Trasformare la stringa “Rota Cesare” in “Rota dr. Cesare”</text:p>
        </text:list-item>
        <text:list-item>
          <text:p text:style-name="P3">Scrivi un programma che, partendo dalla stringa “oggi piove”, stampi la stringa in maiuscolo, aggiunga alla stringa la frase “domani sarà bel tempo” e stampi la nuova frase, restituisca in output la lunghezza della stringa e, infine, trasformi tutte le vocali in ‘i’, visualizzando il risult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11:25.718223357</meta:creation-date>
    <dc:date>2019-10-09T17:33:40.265441117</dc:date>
    <meta:editing-duration>PT6M40S</meta:editing-duration>
    <meta:editing-cycles>1</meta:editing-cycles>
    <meta:document-statistic meta:table-count="0" meta:image-count="0" meta:object-count="0" meta:page-count="1" meta:paragraph-count="6" meta:word-count="124" meta:character-count="776" meta:non-whitespace-character-count="663"/>
    <meta:generator>LibreOffice/6.0.7.3$Linux_X86_64 LibreOffice_project/00m0$Build-3</meta:generator>
  </office:meta>
</office:document-meta>
</file>